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DdeLink__1_192137790"/>Hello! Welcome to the experiment. <text:bookmark-end text:name="__DdeLink__1_192137790"/></text:p>
      <text:p text:style-name="Standard"/>
      <text:p text:style-name="Standard"/>
      <text:p text:style-name="Standard"><text:bookmark-start text:name="__DdeLink__3_192137790"/>In this experiment, you will have to navigate through a subway network to find your way to a destination station.<text:bookmark-end text:name="__DdeLink__3_192137790"/></text:p>
      <text:p text:style-name="Standard"/>
      <text:p text:style-name="Standard"><text:bookmark-start text:name="__DdeLink__5_192137790"/>On your way, there will be several points at which you can choose which line to take.<text:bookmark-end text:name="__DdeLink__5_192137790"/> <text:s/></text:p>
      <text:p text:style-name="Standard"/>
      <text:p text:style-name="Standard"><text:bookmark-start text:name="__DdeLink__7_192137790"/>Each line is different. Some lines are faster than others. Your task is to learn which lines will get you to your destination in the least time. <text:bookmark-end text:name="__DdeLink__7_192137790"/></text:p>
      <text:p text:style-name="Standard"/>
      <text:p text:style-name="Standard">To record how long the current journey has been, a time bar will appear at the bottom of the screen. <text:s/>The number shows the amount of time you have left to complete your journey. </text:p>
      <text:p text:style-name="Standard"/>
      <text:p text:style-name="Standard">We want you to complete the journey in the shortest amount of time. The speed of the line is also indicated by the pitch of beeps as you move. High pitch indicates fast movement, low pitch indicates slow movement. <text:s/></text:p>
      <text:p text:style-name="Standard"/>
      <text:p text:style-name="Standard"/>
      <text:p text:style-name="Standard">At the end of the experiment, we will select a random journey. If, on this trial, you completed the journey quickly, then you will receive a bonus payment. The faster you were, the larger the bonus!</text:p>
      <text:p text:style-name="Standard"/>
      <text:p text:style-name="Standard">You will have to learn about x different maps. You will have 10 consecutive journeys to learn about the different lines. <text:s/>After these 10 journeys, the whole map will change, including the speed of the lines. This means you will need to learn about the lines all over again!</text:p>
      <text:p text:style-name="Standard"/>
      <text:p text:style-name="Standard"><text:bookmark-start text:name="__DdeLink__54_971414999"/>Your position will be represented by a winkling round. An arrow will show the direction of the subway line in which you are. The destination station will appear as a flag.</text:p>
      <text:p text:style-name="Standard"><text:bookmark-end text:name="__DdeLink__54_971414999"/></text:p>
      <text:p text:style-name="Standard">To move along a line, use the mouse to click on the grey circles that will appear. You can only move to these points.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eta:initial-creator>
    <meta:creation-date>2012-02-23T16:59:00</meta:creation-date>
    <dc:date>2012-02-24T13:22:12</dc:date>
    <dc:creator>jan </dc:creator>
    <meta:editing-duration>PT29M16S</meta:editing-duration>
    <meta:editing-cycles>6</meta:editing-cycles>
    <meta:generator>LibreOffice/3.4$Linux LibreOffice_project/340m1$Build-402</meta:generator>
    <meta:document-statistic meta:table-count="0" meta:image-count="0" meta:object-count="0" meta:page-count="1" meta:paragraph-count="10" meta:word-count="282" meta:character-count="1533" meta:non-whitespace-character-count="1250"/>
  </office:meta>
</office:document-meta>
</file>